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P1" style:family="paragraph" style:parent-style-name="Standard">
      <style:paragraph-properties fo:margin-bottom="0.1667in"/>
      <style:text-properties style:font-name="Times" fo:font-size="12.0pt"/>
    </style:style>
    <style:style style:name="P2" style:family="paragraph" style:parent-style-name="Standard">
      <style:paragraph-properties fo:margin-bottom="0.2069in"/>
      <style:text-properties style:font-name="Arial" fo:font-size="14.0pt"/>
    </style:style>
    <style:style style:name="P3" style:family="paragraph" style:parent-style-name="Standard">
      <style:paragraph-properties fo:margin-bottom="0.2069in"/>
      <style:text-properties style:font-name="Arial" fo:font-size="12.0pt"/>
    </style:style>
    <style:style style:name="P4" style:family="paragraph" style:parent-style-name="Standard">
      <style:paragraph-properties fo:margin-bottom="0.1667in"/>
      <style:text-properties style:font-name="Arial" fo:font-size="12.0pt" fo:color="#0000e9"/>
    </style:style>
    <style:style style:name="T1" style:family="text">
      <style:text-properties fo:font-style="italic" fo:font-style-asian="italic" fo:font-style-complex="italic"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letter-spacing="0.0000in"/>
    </style:style>
    <style:style style:name="T4" style:family="text">
      <style:text-properties style:text-underline-style="solid" style:text-underline-color="#0000e9" fo:letter-spacing="0.0000in"/>
    </style:style>
    <style:style style:name="T5" style:family="text">
      <style:text-properties style:text-underline-style="solid" style:text-underline-color="#0000d3" fo:letter-spacing="0.0000in" fo:color="#0000d3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Omlouváme se za nepříjemnosti způsobené omezeními platformy Indiegogo. Kvůli těmto omezením není možné zobrazovat překlady v uživatelsky přívětivější podobě.</text:span><text:s/><text:span text:style-name="T1">Děkujeme za pochopení a podporu.</text:span></text:p>
      <text:p text:style-name="P2"><text:span text:style-name="T2">Ahoj!</text:span></text:p>
      <text:p text:style-name="P3"><text:span text:style-name="T3">Jmenuji se Radosław Jona a jsem skromný inženýr, který je známý tím, že dokončil několik expedic přes překážky spojené s technikou. Také jsem známý účastí na sérii filmů o expedicích, které byly chváleny pro své úžasné vizuály a poutavé vyprávění.</text:span></text:p>
      <text:p text:style-name="P3"><text:span text:style-name="T3">Obracejím se na vás dnes, protože jsem vášnivým motocyklistou a milovníkem expedic, a rád bych založil společnost pro motocyklové túry a pronájem, která bude sloužit těmto komunitám. Mým cílem je poskytnout nejlepší kvalitu služeb dobrodruhům, kteří chtějí objevovat nová území na dvou kolech.</text:span></text:p>
      <text:p text:style-name="P3"><text:span text:style-name="T3">S vaší pomocí budu schopen uskutečnit svou vizi a vytvořit zážitek, na který se nezapomíná. Chápu důležitost spolehlivého vybavení, odborného vedení a prvotřídního zákaznického servisu a jsem odhodlaný poskytnout všechny tyto prvky a mnohem více.</text:span></text:p>
      <text:p text:style-name="P3"><text:span text:style-name="T3">Kromě toho mi váš příspěvek také pomůže osvobodit se od svých korporátních nadřízených a naplno se věnovat své vášni. Jsem si jistý, že mám dovednosti a znalosti, které potřebuji k úspěchu tohoto podnikání, a těším se na příležitost vytvořit něco nového a smysluplného pro komunity motocyklistů a expedic.</text:span></text:p>
      <text:p text:style-name="P3"><text:span text:style-name="T3">Podporou mé kampaně mi pomůžete proměnit můj sen v realitu a vytvořit nové příležitosti pro dobrodruhy z celého světa. Děkuji za zvážení mé kampaně a doufám, že se s vámi brzy setkám na otevřené silnici!</text:span></text:p>
      <text:p text:style-name="P3"><text:span text:style-name="T3">Tentokrát se mnou můžete opravdu jet.</text:span></text:p>
      <text:p text:style-name="P2"><text:span text:style-name="T2">Co potřebujeme:</text:span></text:p>
      <text:p text:style-name="P3"><text:span text:style-name="T3">Hledáme financování na založení společnosti pro motocyklové túry a pronájem, která by poskytovala nejlepší kvalitu služeb pro komunitu motocyklistů a přepravy v centrální Asii. Naše náklady zahrnují nákup ojetých motocyklů BMW F650 GS, důkladnou prohlídku a přípravu strojů, kompletní servis motocyklů, včetně nových brzd, pneumatik, řetězu, pastorků, odpružení, oleje atd. Budeme také potřebovat vybavení, včetně přileb s interkomem, akčních kamer, dronu, kempinkového vybavení, jedné "pořádné" kamery, jako je GH5, mikrofonů pro všechno toto, velkého množství HDD pro ukládání záznamu, poplatků za víza pro tým, trajektového přepravy z Ázerbájdžánu do Turkmenistánu, paliva a občasných cen hotelů. Do tohoto projektu jsme již investovali vlastní soukromé peníze a získali některé z výše uvedených. Samotné motocykly budou stát asi 10 000 EUR a další vybavení (elektronika + příslušenství) pravděpodobně stojí dalších 4 000 EUR.</text:span></text:p>
      <text:p text:style-name="P2"><text:span text:style-name="T2">Co získáte:</text:span></text:p>
      <text:p text:style-name="P3"><text:span text:style-name="T3">Nejlepší odměnou, kterou můžeme nabídnout, je skutečné účast na dobrodružství, které nás provede pobřežím bývalé Jugoslávie, Černou Horou, Albánií, Řeckem, severním pobřežím Turecka, Gruzií, Ázerbájdžánem, Turkmenistánem, Uzbekistánem, Tádžikistánem, Wakhan koridorem v Afghánistánu (vrchol cesty), nádherným Kyrgyzstánem a cílovou čarou v Biškeku. Tato jedinečná příležitost je k dispozici pouze po omezenou dobu za sníženou cenu 3 000 EUR na osobu, což zahrnuje pronájem motocyklu a samotné nezapomenutelné dobrodružství. Druhá nejlepší odměna je zájezd na míru s vámi po dobu 14 dnů ve zvoleném časovém rámci (sezóna začíná v květnu a končí v říjnu) v příštích 2 letech za 3 000 EUR. </text:span></text:p>
      <text:p text:style-name="P3"><text:span text:style-name="T3">Můžete se také připojit na svém vlastním motocyklu za 1 700 EUR. Další odměny nižší úrovně zahrnují personalizované video, pohlednici z Hedvábné stezky (z Turkmenistánu nebo Afghánistánu), jméno nebo vlastní text na motocyklech a nejlepší digitální fotoalbum z cesty. Další odměnou by mohl být tradiční kyrgyzský klobouk.</text:span></text:p>
      <text:p text:style-name="P3"><text:span text:style-name="T3">Pokud nesplníme celý finanční cíl, upravíme časový plán, ale ne o moc. Absolutní a nepřekročitelný termín by měl být začátek září z hlediska data příjezdu. Získané prostředky budou vráceny, pokud projekt nebude možné realizovat.</text:span></text:p>
      <text:p text:style-name="P3"><text:span text:style-name="T3">Druhá nejlepší odměna (omezeno na 15 podporovatelů): Naplánujte si na míru připravený 14denní zájezd se mnou v zvoleném časovém rámci během příštích 2 let. (Hodnota: 3 000 €)</text:span></text:p>
      <text:p text:style-name="P3"><text:span text:style-name="T3">Co se stane, pokud nesplníme celý náš cíl: Pokud nesplníme celý finanční cíl, použijeme prostředky na pokrytí co největší části cesty. Mohli bychom však muset využít komerční dopravní služby nebo koupit starý dodávkový vůz pro dokončení cesty. V tomto scénáři by dobrodružství mohlo být méně pohodlné a hladké plavby finančně, ale stále to bude nezapomenutelný zážitek.</text:span></text:p>
      <text:p text:style-name="P2"><text:span text:style-name="T2">Dopad</text:span></text:p>
      <text:p text:style-name="P3"><text:span text:style-name="T3">Přispěním na mou kampaň podpoříte otevření Kyrgyzstánu a sousedních zemí Hedvábné stezky pro dobrodružnou turistiku a poskytnete příležitosti širšímu spektru lidí prozkoumat tuto krásnou část světa. S mými jazykovými dovednostmi, kulturním porozuměním a bohatými zkušenostmi s pozemními expedicemi napříč kontinenty mohu nabídnout vysoce kvalitní, bezstarostná dobrodružství, která prospějí jak cestovatelům, tak venkovským, kočovným komunitám v oblasti. Vaše podpora pomůže rozjet tento projekt a umožní více lidem objevovat vrcholy a úskalí Střední Asie a podporovat pozitivní dopad na místní ekonomiku a životy lidí. Se třemi filmy v sérii "Trabentem..." si můžete sami prohlédnout kvalitu zážitku a přínosy, které přináší. Jsem nesmírně vděčný za jakýkoli příspěvek, ať už sebedrobnější, protože do tohoto projektu investuji své vlastní úspory a tvrdou práci.</text:span></text:p>
      <text:p text:style-name="P2"><text:span text:style-name="T2">ZKUŠENOSTI</text:span></text:p>
      <text:p text:style-name="P3"><text:span text:style-name="T3">První skutečnou cestovatelskou výpravu jsem podnikl se skupinou přátel v roce 2009. Byla směřována z Polska také do Kyrgyzstánu, ale rozhodli jsme se jít naprosto domorodě se dvěma Lada 2107 za méně než 100 EUR. V roce 2012 jsem se poprvé připojil k sérii "Trabantem..." jako člen týmu s prastarým Fiatem 126p, který nás dopravil po celé Jižní Americe, od Guyany přes Peru a Chile až do cílové čáry v Ushuaia. O dva roky později se tým znovu sešel pro běh z Perthu v Austrálii do Bangkoku. O několik let později byl natočen film "The great way home" o přechodu Indie-Pákistán-Čína-Kyrgyzstán-Uzbekistán-Kazachstán-Rusko-Ukrajina-Slovensko-Česko. Tato trasa již bohužel není proveditelná. Všechny výše uvedené projekty měly velmi úspěšné kampaně na crowdfunding a velmi spokojené podporovatele, kteří podporu poskytovali během let.</text:span></text:p>
      <text:p text:style-name="P4"><text:a xlink:type="simple" xlink:href="https://www.imdb.com/name/nm6918264/"><text:span text:style-name="T4">IMDB</text:span></text:a></text:p>
      <text:p text:style-name="P4"><text:a xlink:type="simple" xlink:href="https://www.csfd.cz/tvurce/110962-radoslaw-jona/galerie/"><text:span text:style-name="T4">CSFD</text:span></text:a></text:p>
      <text:p text:style-name="P4"><text:a xlink:type="simple" xlink:href="https://www.ceskatelevize.cz/porady/10639901181-trabantem-jizni-amerikou/"><text:span text:style-name="T4">Séria o Južnej Amerike na streamovaní CZ televízie</text:span></text:a></text:p>
      <text:p text:style-name="P4"><text:a xlink:type="simple" xlink:href="https://www.ceskatelevize.cz/porady/11042957646-trabantem-z-australie-do-asie/"><text:span text:style-name="T4">Séria z Austrálie do Ázie</text:span></text:a></text:p>
      <text:p text:style-name="P3"><text:span text:style-name="T3">Těsně předtím, než svět zkolaboval v roce 2019, jsem naplánoval a zorganizoval první polokomerční motocyklový výlet z Hanoje do HCMC (Saigonu). Tým se skládal ze dvou mých přátel ze série "Trabantem..." a 5 náhodných lidí z internetu. Stali jsme se přáteli a někteří z těchto náhodných lidí z internetu se stali součástí týmu a jsou nyní zapojeni do </text:span><text:a xlink:type="simple" xlink:href="https://www.startovac.cz/projekty/indodiesel"><text:span text:style-name="T5">dobrodružného projektu</text:span></text:a><text:span text:style-name="T3">.</text:span></text:p>
      <text:p text:style-name="P4"><text:a xlink:type="simple" xlink:href="https://youtube.com/playlist?list=PLhHlyT4XaszSmHNrn81txJ9vUksT6C_vM"><text:span text:style-name="T4">Séria YT o výlete do Vietnamu</text:span></text:a></text:p>
      <text:p text:style-name="P3"><text:span text:style-name="T3">A právě to je můj sen. Plánovali jsme pokračovat dále, ale pak nastal rok 2020.</text:span></text:p>
      <text:p text:style-name="P3"><text:span text:style-name="T3">Abych to pro lidi učinil skutečným a vybudoval důvěru, mohu sdílet svůj úspěšný záznam s projekty tohoto typu. Jak jsem již dříve zmínil, byl jsem součástí několika dobrodružných projektů, které měly velmi úspěšné kampaně na crowdfunding a velmi spokojené podporovatele. Rovněž jsem několik let žil v Asii a mám hluboké pochopení kultury a místních paradoxů, nástrah a vrcholů. Navíc ovládám jazyk potřebný pro komunikaci s místními a navigaci při řešení problémů, které mohou během výletu vzniknout. S těmito zkušenostmi a znalostmi jsem si jistý svou schopností vést úspěšnou dobrodružnou expedici přes Pamírskou dálnici. Zavazuji se k transparentnosti a budu podporovatele informovat během celé cesty, čímž budu budovat důvěru s každým krokem, který učiníme.</text:span></text:p>
      <text:p text:style-name="P2"><text:span text:style-name="T2">Rizika a výzvy</text:span></text:p>
      <text:p text:style-name="P3"><text:span text:style-name="T3">Jako u každého projektu dobrodružné turistiky existují vždy rizika a výzvy, kterým je třeba čelit. Mám však rozsáhlé zkušenosti s plánováním a prováděním pozemních expedic, které zahrnují celé kontinenty. S mým hlubokým porozuměním místní kultuře a jazyku a svým úspěšným projektem jsem si jistý, že dokážu překonat jakékoliv výzvy, které by mohly nastat.</text:span></text:p>
      <text:p text:style-name="P3"><text:span text:style-name="T3">Jednou z možných výzev je časový plán. Pokud nedosáhneme našeho finančního cíle včas, budu muset upravit časový plán, ale ne o moc. Absolutní konečný termín bude začátkem září, protože konec sezóny je koncem října. Navíc, pokud projekt nebude možné uskutečnit, získané prostředky budou vráceny.</text:span></text:p>
      <text:p text:style-name="P3"><text:span text:style-name="T3">Nakonec, nepředvídatelné okolnosti mohou vždy nastat během průběhu expedice. Ázerbájdžán zůstává poslední zemí na planetě, která je v karanténě kvůli Covidu. Proto je tato kampaň tak pozdní. Pokud se Ázerbájdžán do června neotevře, přeplánování trasy by bylo obtížné, ale ne nemožné. Alternativní trasa přes Írán a Turkmenistán je možná, ale zatěžuje nás spoustou (ne levné) byrokracie, kterou je třeba překonat. Přesto přijmu všechna nezbytná opatření, abych zajistil bezpečnost a blaho sebe i všech účastníků, včetně zajištění podrobného plánu pro případ nouze.</text:span></text:p>
      <text:p text:style-name="P3"><text:span text:style-name="T3">Doufám, že toto řeší obavy nebo otázky, které by mohli mít potenciální přispěvatelé.</text:span></text:p>
      <text:p text:style-name="P2"><text:span text:style-name="T2">Další způsoby, jak nám můžete pomoci</text:span></text:p>
      <text:p text:style-name="P3"><text:span text:style-name="T3">Chápeme, že ne každý může přispět finančně, ale to neznamená, že nám nemůžete pomoci uskutečnit tento výlet. Pomozte nám šířit informace tím, že řeknete svým přátelům a rodině o naší kampani. Sdílejte naši stránku na Indiegogo na sociálních médiích nebo e-mailem a povzbuďte ostatní, aby nás podpořili. Pamatujte, že každý příspěvek pomáhá, a vaše podpora v jakékoli formě je velmi oceněna! Děkujeme a pojďme na cestu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5</meta:generator>
  </office:meta>
</office:document-meta>
</file>